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23"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24" style:family="paragraph" style:parent-style-name="Text_20_body" style:master-page-name="">
      <style:paragraph-properties fo:orphans="2" fo:widows="2" style:page-number="auto" fo:break-before="auto" fo:break-after="auto"/>
    </style:style>
    <style:style style:name="P25"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26"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27"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28" style:family="paragraph" style:parent-style-name="Text_20_body" style:master-page-name="OOoCopyright">
      <style:paragraph-properties style:page-number="auto"/>
      <style:text-properties fo:color="#0e85cd" style:font-name="DejaVu Sans4" fo:font-size="15pt" fo:font-weight="bold"/>
    </style:style>
    <style:style style:name="P29" style:family="paragraph" style:parent-style-name="OOoProductName" style:master-page-name="OOoTitlePage">
      <style:paragraph-properties loext:contextual-spacing="false" fo:margin-top="0.9839in" fo:margin-bottom="0.0398in" style:page-number="auto"/>
      <style:text-properties fo:font-size="44pt" fo:font-weight="normal" style:font-size-asian="44pt" style:font-weight-asian="normal" style:font-size-complex="44pt" style:font-weight-complex="normal"/>
    </style:style>
    <style:style style:name="P30" style:family="paragraph" style:parent-style-name="OOoHeading_20_2">
      <style:paragraph-properties loext:contextual-spacing="false" fo:margin-top="0.0984in" fo:margin-bottom="0.0429in"/>
      <style:text-properties fo:language="en" fo:country="US"/>
    </style:style>
    <style:style style:name="P31" style:family="paragraph" style:parent-style-name="OOoSubtitle" style:master-page-name="">
      <style:paragraph-properties loext:contextual-spacing="false" fo:margin-top="0in" fo:margin-bottom="0.7874in" style:page-number="auto"/>
      <style:text-properties fo:font-size="28pt" fo:font-weight="normal" style:font-size-asian="28pt" style:font-weight-asian="normal" style:font-size-complex="28pt" style:font-weight-complex="normal"/>
    </style:style>
    <style:style style:name="P32" style:family="paragraph" style:parent-style-name="OOoList_20_1_20_Cont.">
      <style:paragraph-properties fo:margin-top="0in" fo:margin-bottom="0.0236in"/>
      <style:text-properties fo:language="en" fo:country="US"/>
    </style:style>
    <style:style style:name="P33" style:family="paragraph" style:parent-style-name="OOoList_20_1_20_Start">
      <style:paragraph-properties loext:contextual-spacing="false" fo:margin-top="0in" fo:margin-bottom="0.0236in"/>
      <style:text-properties fo:language="en" fo:country="US"/>
    </style:style>
    <style:style style:name="P34" style:family="paragraph" style:parent-style-name="OOoList_20_1_20_End">
      <style:text-properties fo:language="en" fo:country="US"/>
    </style:style>
    <style:style style:name="P35" style:family="paragraph" style:parent-style-name="OOoPageBreak">
      <style:text-properties fo:color="#0e85cd" style:font-name="DejaVu Sans4" fo:font-size="15pt" fo:font-weight="bold"/>
    </style:style>
    <style:style style:name="P36" style:family="paragraph" style:parent-style-name="OOoTextBody">
      <style:paragraph-properties loext:contextual-spacing="false" fo:margin-top="0.5902in" fo:margin-bottom="0.0827in" fo:text-align="center" style:justify-single-word="false"/>
      <style:text-properties fo:font-size="24pt" style:font-size-asian="24pt" style:font-size-complex="24pt"/>
    </style:style>
    <style:style style:name="P37" style:family="paragraph" style:parent-style-name="OOoHeading_20_1">
      <style:text-properties fo:language="en" fo:country="US"/>
    </style:style>
    <style:style style:name="P38" style:family="paragraph" style:parent-style-name="OOoHeading_20_1" style:master-page-name="OOoCopyright">
      <style:paragraph-properties style:page-number="auto"/>
    </style:style>
    <style:style style:name="P39" style:family="paragraph" style:parent-style-name="OOoHeading_20_1">
      <style:paragraph-properties loext:contextual-spacing="false" fo:margin-top="0.1575in" fo:margin-bottom="0.1256in"/>
      <style:text-properties fo:language="en" fo:country="US"/>
    </style:style>
    <style:style style:name="P40" style:family="paragraph" style:parent-style-name="OOoHeading_20_1">
      <style:paragraph-properties fo:keep-with-next="always"/>
      <style:text-properties fo:language="en" fo:country="US"/>
    </style:style>
    <style:style style:name="P41" style:family="paragraph" style:parent-style-name="OOoHeading_20_0" style:master-page-name="OOoFrontMatter">
      <style:paragraph-properties style:page-number="auto"/>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name="DejaVu Serif4" fo:font-size="11pt" fo:language="en" fo:country="US"/>
    </style:style>
    <style:style style:name="T7" style:family="text">
      <style:text-properties style:font-name="Times New Roman1" fo:font-size="11pt" fo:language="en" fo:country="US"/>
    </style:style>
    <style:style style:name="T8" style:family="text">
      <style:text-properties fo:font-style="italic"/>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pache OpenOffice</text:p>
      <text:p text:style-name="P31">Version 4.1</text:p>
      <text:p text:style-name="OOoGuideName">Getting Started</text:p>
      <text:p text:style-name="P36">AOO Documentation Team</text:p>
      <text:p text:style-name="OOoTextBody"/>
      <text:p text:style-name="P35"/>
      <text:p text:style-name="P28">Copyright</text:p>
      <text:p text:style-name="P24"><text:span text:style-name="T6">This document is Copyright </text:span><text:span text:style-name="T7">©</text:span><text:span text:style-name="T6">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https://creativecommons.org/licenses/by/3.0/</text:a><text:span text:style-name="T6">).</text:span></text:p>
      <text:p text:style-name="P25">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22">Acknowledgments</text:p>
      <text:p text:style-name="P26">This book is updated from <text:span text:style-name="T8">Taming Apache OpenOffice 3.4</text:span> (by Jean Hollis Weber), which was adapted from <text:span text:style-name="T8">Getting Started with OpenOffice.org 3.3</text:span> (by the OOoAuthors team) with additional material adapted from <text:span text:style-name="T8">Getting Started with LibreOffice 3.4</text:span> (by the ODF Authors Team).</text:p>
      <text:p text:style-name="P22">Publication date and software version</text:p>
      <text:p text:style-name="P25">Published June 2022. Based on Apache OpenOffice 4.1.</text:p>
      <text:p text:style-name="Text_20_body"/>
      <text:p text:style-name="OOoTextBody"/>
      <text:h text:style-name="P38" text:outline-level="2">Contents</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Contents<text:tab/>1</text:p>
          <text:p text:style-name="P21">Preface<text:tab/>2</text:p>
          <text:p text:style-name="P19">Who Is This Book For?<text:tab/>2</text:p>
          <text:p text:style-name="P19">What's in This Book?<text:tab/>2</text:p>
          <text:p text:style-name="P19">Where to Get More Help<text:tab/>2</text:p>
          <text:p text:style-name="P20">Help System<text:tab/>2</text:p>
          <text:p text:style-name="P20">Free Online Support<text:tab/>3</text:p>
          <text:p text:style-name="P19">What Are All These Things Called?<text:tab/>3</text:p>
          <text:p text:style-name="P19">Using Apache OpenOffice on macOS<text:tab/>4</text:p>
        </text:index-body>
      </text:table-of-content>
      <text:p text:style-name="OOoTextBody"/>
      <text:h text:style-name="P41" text:outline-level="1">Preface</text:h>
      <text:h text:style-name="P37" text:outline-level="2">Who Is This Book For?</text:h>
      <text:p text:style-name="P18">Anyone who wants to get up to speed quickly with Apache OpenOffice will find this book valuable. You may be new to office software, or you may be familiar with another office suite.</text:p>
      <text:h text:style-name="P39" text:outline-level="2">What's in This Book?</text:h>
      <text:p text:style-name="P14">This book introduces the main components of Apache OpenOffice:</text:p>
      <text:list xml:id="list4969205991304194232" text:style-name="OOoBullets_20_1">
        <text:list-item>
          <text:p text:style-name="P33">Writer (word processing)</text:p>
        </text:list-item>
        <text:list-item>
          <text:p text:style-name="P32">Calc (spreadsheets)</text:p>
        </text:list-item>
        <text:list-item>
          <text:p text:style-name="P32">Impress (presentations)</text:p>
        </text:list-item>
        <text:list-item>
          <text:p text:style-name="P32">Draw (vector graphics)</text:p>
        </text:list-item>
        <text:list-item>
          <text:p text:style-name="P32">Base (database)</text:p>
        </text:list-item>
        <text:list-item>
          <text:p text:style-name="P34">Math (equation editor)</text:p>
        </text:list-item>
      </text:list>
      <text:p text:style-name="P18">It also covers some features common to all components, including setup and customization, styles and templates, and printing.</text:p>
      <text:h text:style-name="P39" text:outline-level="2">Where to Get More Help</text:h>
      <text:p text:style-name="P12">This book, the built-in Help system, and user support systems assume that you are familiar with your computer and basic functions such as starting a program, opening and saving files.</text:p>
      <text:h text:style-name="P30" text:outline-level="3">Help System</text:h>
      <text:p text:style-name="P18">Apache OpenOffice comes with an extensive <text:alphabetical-index-mark-start text:id="IMark1137295456"/>Help system<text:alphabetical-index-mark-end text:id="IMark113729545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30" text:outline-level="3">Free Online Support</text:h>
      <text:p text:style-name="P18">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1137296752"/><text:span text:style-name="T4">support</text:span><text:alphabetical-index-mark-end text:id="IMark1137296752"/><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p text:style-name="P18">What You See May Be Different</text:p>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40"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rame12" text:anchor-type="as-char" svg:width="5.6165in" draw:z-index="0"><draw:text-box fo:min-height="5.7752in"><text:p text:style-name="P15"><draw:frame draw:style-name="fr2" draw:name="graphics15"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37"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6</text:page-number></text:p>
      </style:footer>
    </style:master-page>
    <style:master-page style:name="OOoFrontMatter" style:page-layout-name="Mpm7">
      <style:footer>
        <text:p text:style-name="MP3"><text:title>Preface</text:title> | <text:page-number text:select-page="current">5</text:page-number></text:p>
      </style:footer>
      <style:footer-left>
        <text:p text:style-name="MP4"><text:page-number text:select-page="current">6</text:page-number>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 | <text:page-number text:select-page="current">6</text:page-number></text:p>
      </style:footer>
      <style:footer-left>
        <text:p text:style-name="MP4"><text:page-number text:select-page="current">6</text:page-number>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6-24T19:19:34.10</dc:date>
    <dc:creator>Keith McKenna</dc:creator>
    <meta:editing-duration>PT7H50M41S</meta:editing-duration>
    <meta:editing-cycles>29</meta:editing-cycles>
    <meta:generator>OpenOffice/4.1.12$Win32 OpenOffice.org_project/4112m1$Build-9809</meta:generator>
    <meta:document-statistic meta:table-count="1" meta:image-count="1" meta:object-count="0" meta:page-count="6" meta:paragraph-count="76" meta:word-count="950" meta:character-count="5605"/>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